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T1" style:family="text">
      <style:text-properties officeooo:rsid="0012f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4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5.2.7.2$Windows_X86_64 LibreOffice_project/2b7f1e640c46ceb28adf43ee075a6e8b8439ed10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6" meta:word-count="15" meta:character-count="211" meta:non-whitespace-character-count="199"/>
  </office:meta>
</office:document-meta>
</file>